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Standard">
      <style:text-properties officeooo:rsid="0068d102" officeooo:paragraph-rsid="003fdf2e"/>
    </style:style>
    <style:style style:name="P4" style:family="paragraph" style:parent-style-name="Text_20_body">
      <style:text-properties officeooo:paragraph-rsid="003ec0e2"/>
    </style:style>
    <style:style style:name="P5" style:family="paragraph" style:parent-style-name="Text_20_body">
      <style:text-properties officeooo:rsid="0111cafe" officeooo:paragraph-rsid="003fdf2e"/>
    </style:style>
    <style:style style:name="P6" style:family="paragraph" style:parent-style-name="Standard">
      <style:text-properties officeooo:rsid="0061cc6f" officeooo:paragraph-rsid="0061cc6f"/>
    </style:style>
    <style:style style:name="P7" style:family="paragraph" style:parent-style-name="Text_20_body">
      <style:text-properties officeooo:rsid="00655a77" officeooo:paragraph-rsid="00655a77"/>
    </style:style>
    <style:style style:name="P8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9" style:family="paragraph" style:parent-style-name="Text_20_body">
      <style:text-properties fo:font-style="italic" officeooo:rsid="006c74c2" officeooo:paragraph-rsid="006c74c2" style:font-style-asian="italic" style:font-style-complex="italic"/>
    </style:style>
    <style:style style:name="P10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11" style:family="paragraph" style:parent-style-name="Standard">
      <style:text-properties fo:font-style="normal" officeooo:rsid="006912ea" officeooo:paragraph-rsid="006912ea" style:font-style-asian="normal" style:font-style-complex="normal"/>
    </style:style>
    <style:style style:name="P12" style:family="paragraph" style:parent-style-name="Text_20_body">
      <style:text-properties fo:font-style="normal" officeooo:rsid="006f4ea0" officeooo:paragraph-rsid="006f4ea0" style:font-style-asian="normal" style:font-style-complex="normal"/>
    </style:style>
    <style:style style:name="P13" style:family="paragraph" style:parent-style-name="Text_20_body">
      <style:text-properties fo:font-style="normal" officeooo:rsid="006c74c2" officeooo:paragraph-rsid="006c74c2" style:font-style-asian="normal" style:font-style-complex="normal"/>
    </style:style>
    <style:style style:name="P14" style:family="paragraph" style:parent-style-name="Standard">
      <style:text-properties fo:font-style="normal" officeooo:rsid="0060a9cc" officeooo:paragraph-rsid="0060a9cc" style:font-style-asian="normal" style:font-style-complex="normal"/>
    </style:style>
    <style:style style:name="P15" style:family="paragraph" style:parent-style-name="Standard">
      <style:text-properties fo:font-style="normal" officeooo:rsid="0061cc6f" officeooo:paragraph-rsid="0061cc6f" style:font-style-asian="normal" style:font-style-complex="normal"/>
    </style:style>
    <style:style style:name="P16" style:family="paragraph" style:parent-style-name="Standard">
      <style:text-properties fo:font-style="normal" officeooo:rsid="00695317" officeooo:paragraph-rsid="00695317" style:font-style-asian="normal" style:font-style-complex="normal"/>
    </style:style>
    <style:style style:name="P17" style:family="paragraph" style:parent-style-name="Text_20_body">
      <style:text-properties fo:font-style="normal" officeooo:rsid="006cecf2" officeooo:paragraph-rsid="006cecf2" style:font-style-asian="normal" style:font-style-complex="normal"/>
    </style:style>
    <style:style style:name="P18" style:family="paragraph" style:parent-style-name="Text_20_body">
      <style:text-properties fo:font-style="normal" officeooo:rsid="00890c4e" officeooo:paragraph-rsid="00890c4e" style:font-style-asian="normal" style:font-style-complex="normal"/>
    </style:style>
    <style:style style:name="P19" style:family="paragraph" style:parent-style-name="Text_20_body">
      <style:text-properties fo:font-style="normal" officeooo:rsid="00890c4e" officeooo:paragraph-rsid="00982ed0" style:font-style-asian="normal" style:font-style-complex="normal"/>
    </style:style>
    <style:style style:name="P20" style:family="paragraph" style:parent-style-name="Text_20_body">
      <style:text-properties fo:font-style="normal" officeooo:rsid="008a34cf" officeooo:paragraph-rsid="008a34cf" style:font-style-asian="normal" style:font-style-complex="normal"/>
    </style:style>
    <style:style style:name="P21" style:family="paragraph" style:parent-style-name="Text_20_body">
      <style:text-properties fo:font-style="normal" officeooo:rsid="008ace33" officeooo:paragraph-rsid="008c9ded" style:font-style-asian="normal" style:font-style-complex="normal"/>
    </style:style>
    <style:style style:name="P22" style:family="paragraph" style:parent-style-name="Text_20_body">
      <style:text-properties fo:font-style="normal" officeooo:rsid="008ace33" officeooo:paragraph-rsid="00982ed0" style:font-style-asian="normal" style:font-style-complex="normal"/>
    </style:style>
    <style:style style:name="P23" style:family="paragraph" style:parent-style-name="Standard">
      <style:text-properties fo:font-style="normal" officeooo:rsid="0095755c" officeooo:paragraph-rsid="0095755c" style:font-style-asian="normal" style:font-style-complex="normal"/>
    </style:style>
    <style:style style:name="P24" style:family="paragraph" style:parent-style-name="Text_20_body">
      <style:text-properties fo:font-style="normal" officeooo:rsid="008c9ded" officeooo:paragraph-rsid="008c9ded" style:font-style-asian="normal" style:font-style-complex="normal"/>
    </style:style>
    <style:style style:name="P25" style:family="paragraph" style:parent-style-name="Text_20_body">
      <style:text-properties fo:font-style="normal" officeooo:rsid="00986bef" officeooo:paragraph-rsid="00986bef" style:font-style-asian="normal" style:font-style-complex="normal"/>
    </style:style>
    <style:style style:name="P26" style:family="paragraph" style:parent-style-name="Standard">
      <style:text-properties officeooo:rsid="0062935c" officeooo:paragraph-rsid="0062935c"/>
    </style:style>
    <style:style style:name="P27" style:family="paragraph" style:parent-style-name="Standard">
      <style:text-properties officeooo:rsid="003c81e8" officeooo:paragraph-rsid="0062935c"/>
    </style:style>
    <style:style style:name="P28" style:family="paragraph" style:parent-style-name="Standard">
      <style:text-properties officeooo:rsid="00644807" officeooo:paragraph-rsid="00644807"/>
    </style:style>
    <style:style style:name="P29" style:family="paragraph" style:parent-style-name="Standard">
      <style:text-properties officeooo:rsid="0067cf4c" officeooo:paragraph-rsid="0067cf4c"/>
    </style:style>
    <style:style style:name="P30" style:family="paragraph" style:parent-style-name="Text_20_body">
      <style:text-properties officeooo:rsid="0067cf4c" officeooo:paragraph-rsid="0067cf4c"/>
    </style:style>
    <style:style style:name="P31" style:family="paragraph" style:parent-style-name="Standard">
      <style:text-properties officeooo:rsid="006912ea" officeooo:paragraph-rsid="006912ea"/>
    </style:style>
    <style:style style:name="P32" style:family="paragraph" style:parent-style-name="Standard">
      <style:text-properties style:text-underline-style="solid" style:text-underline-width="auto" style:text-underline-color="font-color" officeooo:rsid="006912ea" officeooo:paragraph-rsid="006912ea"/>
    </style:style>
    <style:style style:name="P33" style:family="paragraph" style:parent-style-name="Text_20_body">
      <style:text-properties officeooo:rsid="00672d97" officeooo:paragraph-rsid="00672d97"/>
    </style:style>
    <style:style style:name="P34" style:family="paragraph" style:parent-style-name="Text_20_body">
      <style:text-properties officeooo:rsid="006a18a4" officeooo:paragraph-rsid="006a18a4"/>
    </style:style>
    <style:style style:name="P35" style:family="paragraph" style:parent-style-name="Text_20_body">
      <style:text-properties officeooo:rsid="006a18a4" officeooo:paragraph-rsid="0095fdbc"/>
    </style:style>
    <style:style style:name="P36" style:family="paragraph" style:parent-style-name="Text_20_body">
      <style:text-properties officeooo:rsid="006dde72" officeooo:paragraph-rsid="006dde72"/>
    </style:style>
    <style:style style:name="P37" style:family="paragraph" style:parent-style-name="Text_20_body">
      <style:text-properties officeooo:rsid="006eccff" officeooo:paragraph-rsid="006eccff"/>
    </style:style>
    <style:style style:name="P38" style:family="paragraph" style:parent-style-name="Standard">
      <style:text-properties officeooo:rsid="00741299" officeooo:paragraph-rsid="00741299"/>
    </style:style>
    <style:style style:name="P39" style:family="paragraph" style:parent-style-name="Title">
      <style:text-properties officeooo:rsid="00996f3a" officeooo:paragraph-rsid="00996f3a"/>
    </style:style>
    <style:style style:name="P40" style:family="paragraph" style:parent-style-name="Standard">
      <style:text-properties officeooo:rsid="00996f3a" officeooo:paragraph-rsid="00996f3a"/>
    </style:style>
    <style:style style:name="P41" style:family="paragraph" style:parent-style-name="Standard">
      <style:text-properties fo:color="#c9211e" loext:opacity="100%" officeooo:rsid="0088fcd0" officeooo:paragraph-rsid="0088fcd0"/>
    </style:style>
    <style:style style:name="P42" style:family="paragraph" style:parent-style-name="Standard">
      <style:text-properties fo:color="#000000" loext:opacity="100%" officeooo:rsid="0088fcd0" officeooo:paragraph-rsid="00929385"/>
    </style:style>
    <style:style style:name="P43" style:family="paragraph" style:parent-style-name="Standard">
      <style:text-properties fo:color="#000000" loext:opacity="100%" officeooo:rsid="00929385" officeooo:paragraph-rsid="00929385"/>
    </style:style>
    <style:style style:name="P44" style:family="paragraph" style:parent-style-name="Standard">
      <style:text-properties fo:color="#000000" loext:opacity="100%" style:text-underline-style="solid" style:text-underline-width="auto" style:text-underline-color="font-color" officeooo:rsid="00937c21" officeooo:paragraph-rsid="00937c21"/>
    </style:style>
    <style:style style:name="P45" style:family="paragraph" style:parent-style-name="Standard">
      <style:text-properties officeooo:rsid="009c22ff" officeooo:paragraph-rsid="009c22ff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  <style:text-properties officeooo:rsid="008e49ff" officeooo:paragraph-rsid="008e49ff"/>
    </style:style>
    <style:style style:name="P48" style:family="paragraph" style:parent-style-name="Standard" style:list-style-name="L1">
      <style:text-properties officeooo:rsid="00996f3a" officeooo:paragraph-rsid="00996f3a"/>
    </style:style>
    <style:style style:name="P49" style:family="paragraph" style:parent-style-name="Standard">
      <style:text-properties officeooo:rsid="00996f3a" officeooo:paragraph-rsid="00996f3a"/>
    </style:style>
    <style:style style:name="P50" style:family="paragraph" style:parent-style-name="Standard" style:list-style-name="L1">
      <style:text-properties officeooo:rsid="009e78e0" officeooo:paragraph-rsid="009e78e0"/>
    </style:style>
    <style:style style:name="P51" style:family="paragraph" style:parent-style-name="Standard" style:list-style-name="L2">
      <style:text-properties officeooo:rsid="009c22ff" officeooo:paragraph-rsid="009c22ff"/>
    </style:style>
    <style:style style:name="P52" style:family="paragraph" style:parent-style-name="Standard" style:list-style-name="L3">
      <style:text-properties officeooo:rsid="009c22ff" officeooo:paragraph-rsid="009c22ff"/>
    </style:style>
    <style:style style:name="P53" style:family="paragraph" style:parent-style-name="Standard">
      <style:text-properties officeooo:rsid="009c22ff" officeooo:paragraph-rsid="009c22ff"/>
    </style:style>
    <style:style style:name="P54" style:family="paragraph" style:parent-style-name="Standard">
      <style:text-properties officeooo:rsid="009c22ff" officeooo:paragraph-rsid="00a8f0f9"/>
    </style:style>
    <style:style style:name="P55" style:family="paragraph" style:parent-style-name="Standard" style:list-style-name="L4">
      <style:text-properties fo:font-style="normal" officeooo:rsid="006047e9" officeooo:paragraph-rsid="006047e9" style:font-style-asian="normal" style:font-style-complex="normal"/>
    </style:style>
    <style:style style:name="P56" style:family="paragraph" style:parent-style-name="Standard" style:list-style-name="L4">
      <style:text-properties fo:font-style="normal" officeooo:rsid="0060a9cc" officeooo:paragraph-rsid="0060a9cc" style:font-style-asian="normal" style:font-style-complex="normal"/>
    </style:style>
    <style:style style:name="P57" style:family="paragraph" style:parent-style-name="Standard" style:list-style-name="L5">
      <style:text-properties fo:font-style="normal" officeooo:rsid="0061cc6f" officeooo:paragraph-rsid="0061cc6f" style:font-style-asian="normal" style:font-style-complex="normal"/>
    </style:style>
    <style:style style:name="P58" style:family="paragraph" style:parent-style-name="Standard" style:list-style-name="L6">
      <style:text-properties fo:font-style="normal" officeooo:rsid="0061cc6f" officeooo:paragraph-rsid="0061cc6f" style:font-style-asian="normal" style:font-style-complex="normal"/>
    </style:style>
    <style:style style:name="P59" style:family="paragraph" style:parent-style-name="Standard" style:list-style-name="L7">
      <style:text-properties fo:font-style="normal" officeooo:rsid="0061cc6f" officeooo:paragraph-rsid="0061cc6f" style:font-style-asian="normal" style:font-style-complex="normal"/>
    </style:style>
    <style:style style:name="P60" style:family="paragraph" style:parent-style-name="Standard" style:list-style-name="L14">
      <style:text-properties fo:font-style="normal" officeooo:rsid="00695317" officeooo:paragraph-rsid="00695317" style:font-style-asian="normal" style:font-style-complex="normal"/>
    </style:style>
    <style:style style:name="P61" style:family="paragraph" style:parent-style-name="Standard" style:list-style-name="L15">
      <style:text-properties fo:font-style="normal" officeooo:rsid="0095755c" officeooo:paragraph-rsid="0095755c" style:font-style-asian="normal" style:font-style-complex="normal"/>
    </style:style>
    <style:style style:name="P62" style:family="paragraph" style:parent-style-name="Standard" style:list-style-name="L8">
      <style:text-properties officeooo:rsid="0061cc6f" officeooo:paragraph-rsid="0061cc6f"/>
    </style:style>
    <style:style style:name="P63" style:family="paragraph" style:parent-style-name="Standard" style:list-style-name="L8">
      <style:text-properties officeooo:rsid="0090e5d5" officeooo:paragraph-rsid="0090e5d5"/>
    </style:style>
    <style:style style:name="P64" style:family="paragraph" style:parent-style-name="Standard" style:list-style-name="L9">
      <style:text-properties officeooo:rsid="00644807" officeooo:paragraph-rsid="00644807"/>
    </style:style>
    <style:style style:name="P65" style:family="paragraph" style:parent-style-name="Standard" style:list-style-name="L9">
      <style:text-properties officeooo:rsid="00655a77" officeooo:paragraph-rsid="00655a77"/>
    </style:style>
    <style:style style:name="P66" style:family="paragraph" style:parent-style-name="Standard" style:list-style-name="L10">
      <style:text-properties officeooo:rsid="0067cf4c" officeooo:paragraph-rsid="0067cf4c"/>
    </style:style>
    <style:style style:name="P67" style:family="paragraph" style:parent-style-name="Standard" style:list-style-name="L11">
      <style:text-properties officeooo:rsid="006912ea" officeooo:paragraph-rsid="006912ea"/>
    </style:style>
    <style:style style:name="P68" style:family="paragraph" style:parent-style-name="Standard" style:list-style-name="L12">
      <style:text-properties fo:color="#000000" loext:opacity="100%" officeooo:rsid="0088fcd0" officeooo:paragraph-rsid="00937c21"/>
    </style:style>
    <style:style style:name="P69" style:family="paragraph" style:parent-style-name="Standard" style:list-style-name="L13">
      <style:text-properties fo:color="#000000" loext:opacity="100%" officeooo:rsid="00929385" officeooo:paragraph-rsid="00929385"/>
    </style:style>
    <style:style style:name="P70" style:family="paragraph" style:parent-style-name="Standard">
      <style:text-properties officeooo:rsid="00a0b102" officeooo:paragraph-rsid="00a0b102"/>
    </style:style>
    <style:style style:name="P71" style:family="paragraph" style:parent-style-name="Standard" style:list-style-name="L16">
      <style:text-properties officeooo:rsid="00a0b102" officeooo:paragraph-rsid="00a0b102"/>
    </style:style>
    <style:style style:name="P72" style:family="paragraph" style:parent-style-name="Standard" style:list-style-name="L17">
      <style:text-properties officeooo:rsid="00a0b102" officeooo:paragraph-rsid="00a0b102"/>
    </style:style>
    <style:style style:name="P73" style:family="paragraph" style:parent-style-name="Standard">
      <style:text-properties officeooo:rsid="00a2390d" officeooo:paragraph-rsid="00a2390d"/>
    </style:style>
    <style:style style:name="P74" style:family="paragraph" style:parent-style-name="Standard" style:list-style-name="L18">
      <style:text-properties officeooo:rsid="00a2390d" officeooo:paragraph-rsid="00a2390d"/>
    </style:style>
    <style:style style:name="P75" style:family="paragraph" style:parent-style-name="Standard">
      <style:text-properties officeooo:rsid="00a8da70" officeooo:paragraph-rsid="00a8da70"/>
    </style:style>
    <style:style style:name="P76" style:family="paragraph" style:parent-style-name="Standard" style:list-style-name="L19">
      <style:text-properties officeooo:rsid="00a8f0f9" officeooo:paragraph-rsid="00a8f0f9"/>
    </style:style>
    <style:style style:name="P77" style:family="paragraph" style:parent-style-name="Standard">
      <style:text-properties officeooo:rsid="00a8f0f9" officeooo:paragraph-rsid="00a8f0f9"/>
    </style:style>
    <style:style style:name="P78" style:family="paragraph" style:parent-style-name="Standard">
      <style:text-properties officeooo:rsid="00a94531" officeooo:paragraph-rsid="00a94531"/>
    </style:style>
    <style:style style:name="P79" style:family="paragraph" style:parent-style-name="Standard" style:list-style-name="L21">
      <style:text-properties officeooo:paragraph-rsid="00996f3a"/>
    </style:style>
    <style:style style:name="P80" style:family="paragraph" style:parent-style-name="Standard" style:list-style-name="L21">
      <style:text-properties officeooo:paragraph-rsid="00a8da70"/>
    </style:style>
    <style:style style:name="T1" style:family="text">
      <style:text-properties officeooo:rsid="00655a77"/>
    </style:style>
    <style:style style:name="T2" style:family="text">
      <style:text-properties officeooo:rsid="0067cf4c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88fcd0"/>
    </style:style>
    <style:style style:name="T5" style:family="text">
      <style:text-properties officeooo:rsid="006be46c"/>
    </style:style>
    <style:style style:name="T6" style:family="text">
      <style:text-properties officeooo:rsid="006c74c2"/>
    </style:style>
    <style:style style:name="T7" style:family="text">
      <style:text-properties officeooo:rsid="007113a6"/>
    </style:style>
    <style:style style:name="T8" style:family="text">
      <style:text-properties officeooo:rsid="00721071"/>
    </style:style>
    <style:style style:name="T9" style:family="text">
      <style:text-properties officeooo:rsid="00741299"/>
    </style:style>
    <style:style style:name="T10" style:family="text">
      <style:text-properties officeooo:rsid="008c9ded"/>
    </style:style>
    <style:style style:name="T11" style:family="text">
      <style:text-properties officeooo:rsid="008e49ff"/>
    </style:style>
    <style:style style:name="T12" style:family="text">
      <style:text-properties officeooo:rsid="00929385"/>
    </style:style>
    <style:style style:name="T13" style:family="text">
      <style:text-properties officeooo:rsid="00937c21"/>
    </style:style>
    <style:style style:name="T14" style:family="text">
      <style:text-properties officeooo:rsid="00950f79"/>
    </style:style>
    <style:style style:name="T15" style:family="text">
      <style:text-properties officeooo:rsid="0087ae73"/>
    </style:style>
    <style:style style:name="T16" style:family="text">
      <style:text-properties officeooo:rsid="0095fdbc"/>
    </style:style>
    <style:style style:name="T17" style:family="text">
      <style:text-properties officeooo:rsid="00982ed0"/>
    </style:style>
    <style:style style:name="T18" style:family="text">
      <style:text-properties officeooo:rsid="009897d5"/>
    </style:style>
    <style:style style:name="T19" style:family="text">
      <style:text-properties officeooo:rsid="009af3be"/>
    </style:style>
    <style:style style:name="T20" style:family="text">
      <style:text-properties officeooo:rsid="009d1e2b"/>
    </style:style>
    <style:style style:name="T21" style:family="text">
      <style:text-properties officeooo:rsid="00a8da70"/>
    </style:style>
    <style:style style:name="T22" style:family="text">
      <style:text-properties officeooo:rsid="00a8f0f9"/>
    </style:style>
    <style:style style:name="T23" style:family="text">
      <style:text-properties officeooo:rsid="00a94531"/>
    </style:style>
    <style:style style:name="T24" style:family="text">
      <style:text-properties officeooo:rsid="00996f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Organisation POC</text:p>
      <text:p text:style-name="P1"/>
      <text:p text:style-name="P54">6 jours consacrés au POC, <text:span text:style-name="T22">les objectifs sont :</text:span></text:p>
      <text:list xml:id="list2779243814" text:style-name="L19">
        <text:list-item>
          <text:p text:style-name="P76">Valider les acquis Spring Boot 3 et Design Patterns pour Micro-services </text:p>
        </text:list-item>
        <text:list-item>
          <text:p text:style-name="P76">Valider la solution JMix pour la construction d’applications BCEAO</text:p>
        </text:list-item>
        <text:list-item>
          <text:p text:style-name="P76">Identifier les problématiques pour la mise en place d’une architecture micro-service dans la BCEAO :</text:p>
          <text:list>
            <text:list-item>
              <text:p text:style-name="P76">En termes d’organisation des équipes :</text:p>
              <text:list>
                <text:list-item>
                  <text:p text:style-name="P76">Coordination nécessaires entre projet</text:p>
                </text:list-item>
                <text:list-item>
                  <text:p text:style-name="P76">Degré d’autonomie d’un projet <text:s/></text:p>
                </text:list-item>
              </text:list>
            </text:list-item>
            <text:list-item>
              <text:p text:style-name="P76">Problématiques techniques </text:p>
              <text:list>
                <text:list-item>
                  <text:p text:style-name="P76">Besoin en termes de CI/CD </text:p>
                </text:list-item>
                <text:list-item>
                  <text:p text:style-name="P76">Format de packaging</text:p>
                </text:list-item>
                <text:list-item>
                  <text:p text:style-name="P76">Provisionnement d’infra</text:p>
                </text:list-item>
                <text:list-item>
                  <text:p text:style-name="P76">Besoin en termes d’observabilité</text:p>
                </text:list-item>
              </text:list>
            </text:list-item>
          </text:list>
        </text:list-item>
      </text:list>
      <text:p text:style-name="P77"/>
      <text:p text:style-name="P2"/>
      <text:p text:style-name="P73">La décomposition imaginée est la suivante :</text:p>
      <text:p text:style-name="P73"/>
      <text:p text:style-name="P40"/>
      <text:p text:style-name="P40"/>
      <text:p text:style-name="P40">Équipes de 2 à 3 personnes s’occupant d’un micro-services.</text:p>
      <text:p text:style-name="P40"/>
      <text:p text:style-name="P70"><text:span text:style-name="T23">Périmètre fonctionnel inspiré de l’application</text:span> SICA</text:p>
      <text:list xml:id="list2184062039" text:style-name="L16">
        <text:list-item>
          <text:p text:style-name="P71">Les banques envoient des fichiers contenant des ordres de virements en leurs clients</text:p>
        </text:list-item>
        <text:list-item>
          <text:p text:style-name="P71">Les fichier sont validés et renvoyés vers les banques</text:p>
        </text:list-item>
        <text:list-item>
          <text:p text:style-name="P71">Périodiquement, une période est fermée, des calculs de compensation s’effectue pour la période et des règlements sont effectués.</text:p>
        </text:list-item>
      </text:list>
      <text:p text:style-name="P70"/>
      <text:p text:style-name="P70">4 types d’utilisateurs accèdent à SICA :</text:p>
      <text:list xml:id="list1160500394" text:style-name="L17">
        <text:list-item>
          <text:p text:style-name="P72">Superviseur</text:p>
        </text:list-item>
        <text:list-item>
          <text:p text:style-name="P72">Admin</text:p>
        </text:list-item>
        <text:list-item>
          <text:p text:style-name="P72">Utilisateur</text:p>
        </text:list-item>
        <text:list-item>
          <text:p text:style-name="P72">Gérant</text:p>
        </text:list-item>
      </text:list>
      <text:p text:style-name="P70"/>
      <text:p text:style-name="P73">Dans le cadre du POC, on se concentre sur 2 use <text:s/>case</text:p>
      <text:list xml:id="list3606342584" text:style-name="L18">
        <text:list-item>
          <text:p text:style-name="P74">Un établissement envoie un fichier de virement</text:p>
        </text:list-item>
        <text:list-item>
          <text:p text:style-name="P74">Un gérant effectue une fermeture de journée</text:p>
        </text:list-item>
      </text:list>
      <text:p text:style-name="P73"/>
      <text:p text:style-name="P73"/>
      <text:p text:style-name="P40"/>
      <text:p text:style-name="P78">Organisation projets</text:p>
      <text:list xml:id="list2998261562" text:style-name="L21">
        <text:list-item>
          <text:p text:style-name="P79"><text:span text:style-name="T21">1 dépôt </text:span><text:span text:style-name="T24">Gitlab </text:span><text:span text:style-name="T21">par projet </text:span><text:span text:style-name="T23">dont David THIBAU est le mainteneur et le reviewer</text:span></text:p>
        </text:list-item>
        <text:list-item>
          <text:p text:style-name="P80"><text:span text:style-name="T21">1 dépôt partagé pour le serveur de config, la publication des APIs, le docker-compose pour les services de support</text:span></text:p>
        </text:list-item>
      </text:list>
      <text:p text:style-name="P40"/>
      <text:p text:style-name="P40">Workflow de collaboration : MR</text:p>
      <text:p text:style-name="P75">Tableau de bord Kanban par projet</text:p>
      <text:p text:style-name="P75">1 <text:span text:style-name="T22">pipeline (</text:span>.gitlab-ci.yml <text:span text:style-name="T22">ou autre)</text:span> : Tests + Analyse <text:span text:style-name="T22">+ packaging Docker</text:span></text:p>
      <text:p text:style-name="P40"/>
      <text:p text:style-name="P78"><text:soft-page-break/>Planification des tâches </text:p>
      <text:p text:style-name="P40"/>
      <text:p text:style-name="P40"><text:span text:style-name="T23">1. </text:span>Définition des APIs</text:p>
      <text:list xml:id="list1997308473" text:style-name="L1">
        <text:list-item>
          <text:p text:style-name="P48">RestFUL via OpenAPI et ou SpringCloud Contract</text:p>
        </text:list-item>
        <text:list-item>
          <text:p text:style-name="P50">Format des <text:span text:style-name="T23">Messages envoyés </text:span></text:p>
        </text:list-item>
      </text:list>
      <text:p text:style-name="P40"/>
      <text:p text:style-name="P78">Pour chaque micro-service, définition des issues (Exemple Modèle de données, Implémentation service) <text:s/>et application de MR</text:p>
      <text:p text:style-name="P78"/>
      <text:p text:style-name="P45"/>
      <text:p text:style-name="P45"/>
      <text:p text:style-name="P2"/>
      <text:p text:style-name="P1"/>
      <text:p text:style-name="P1"/>
      <text:h text:style-name="Heading_20_1" text:outline-level="1"/>
      <text:h text:style-name="P46" text:outline-level="1"/>
      <text:h text:style-name="P47" text:outline-level="1"><text:bookmark-start text:name="__RefHeading___Toc375_4015611624"/>Etat des lieux<text:bookmark-end text:name="__RefHeading___Toc375_4015611624"/></text:h>
      <text:h text:style-name="Heading_20_2" text:outline-level="2"><text:bookmark-start text:name="__RefHeading___Toc15819_353700209"/>Parcs applicatifs<text:bookmark-end text:name="__RefHeading___Toc15819_353700209"/></text:h>
      <text:p text:style-name="Standard"/>
      <text:p text:style-name="P10">Applications à destination des employés internes à la BCEAO ( 8 pays), quelques unes ouvertes sur l’extérieur</text:p>
      <text:p text:style-name="P10"/>
      <text:list xml:id="list3531388425" text:style-name="L4">
        <text:list-item>
          <text:p text:style-name="P55">Applications Web monolithique construites au dessus d’un socle technique maison déployées sous forme de war sur des serveurs Tomcat</text:p>
        </text:list-item>
        <text:list-item>
          <text:p text:style-name="P55">Jobs schédulés par du cron construit au dessus de Talend/Mule</text:p>
          <text:list>
            <text:list-item>
              <text:p text:style-name="P55">BD vers BD permettant la synchronisation entre applications</text:p>
            </text:list-item>
            <text:list-item>
              <text:p text:style-name="P55">Importation de données externes</text:p>
            </text:list-item>
          </text:list>
        </text:list-item>
        <text:list-item>
          <text:p text:style-name="P56">Application mobile en cours de définition et développement</text:p>
        </text:list-item>
      </text:list>
      <text:p text:style-name="P10"/>
      <text:p text:style-name="P10">Socle technique construit au dessus des framework Spring4 et ExtJs et d’une BD relationnelle (Oracle, MySQL, Postgresql)</text:p>
      <text:p text:style-name="P14"><text:span text:style-name="T9">Langage</text:span> Java 1.7, 1.8, 11</text:p>
      <text:p text:style-name="P14">2 versions du socle <text:span text:style-name="T9">existantes qui apportent : </text:span></text:p>
      <text:list xml:id="list1685273480" text:style-name="L5">
        <text:list-item>
          <text:p text:style-name="P57"><text:span text:style-name="T9">C</text:span>omposant d’authentification</text:p>
        </text:list-item>
        <text:list-item>
          <text:p text:style-name="P57">Modèle d’autorisation ACL</text:p>
        </text:list-item>
        <text:list-item>
          <text:p text:style-name="P57">Classes du domaine <text:span text:style-name="T9">(Structure hiérarchique banque)</text:span></text:p>
        </text:list-item>
        <text:list-item>
          <text:p text:style-name="P57">Reporting facilité de déploiement des rapports ou édition <text:span text:style-name="T9">avec JasperReport</text:span></text:p>
        </text:list-item>
        <text:list-item>
          <text:p text:style-name="P57">Workflow : Machine à état permettant de décrire les statuts et transition d’un dossier</text:p>
        </text:list-item>
        <text:list-item>
          <text:p text:style-name="P57">Génération de code ExtJs</text:p>
        </text:list-item>
        <text:list-item>
          <text:p text:style-name="P57">Interface utilisateur pour <text:span text:style-name="T9">le </text:span>monitoring et <text:span text:style-name="T9">le </text:span>déclenchement de Job</text:p>
        </text:list-item>
      </text:list>
      <text:p text:style-name="P15"/>
      <text:p text:style-name="P15">Retours : </text:p>
      <text:list xml:id="list3997699033" text:style-name="L6">
        <text:list-item>
          <text:p text:style-name="P58">Pour certains projet nécessité de surcharger le modèle de domaine</text:p>
        </text:list-item>
        <text:list-item>
          <text:p text:style-name="P58">Pour certains projet, certaines fonctionnalités ne sont pas utilisées, le modèle de domaine n’est pas repris dans son intégralité</text:p>
        </text:list-item>
        <text:list-item>
          <text:p text:style-name="P58">Difficile de faire évoluer le socle car cela touche tous les projets en production</text:p>
        </text:list-item>
      </text:list>
      <text:p text:style-name="P14"/>
      <text:p text:style-name="P14">Autres technologies envisagées :</text:p>
      <text:list xml:id="list3950694544" text:style-name="L7">
        <text:list-item>
          <text:p text:style-name="P59">Angular </text:p>
        </text:list-item>
        <text:list-item>
          <text:p text:style-name="P59">JMIX (SpringBoot + Vaadin)</text:p>
        </text:list-item>
      </text:list>
      <text:p text:style-name="P8"/>
      <text:h text:style-name="Heading_20_2" text:outline-level="2"><text:bookmark-start text:name="__RefHeading___Toc455_1115560840"/>Organisation de<text:span text:style-name="T11">s équipes</text:span> <text:bookmark-end text:name="__RefHeading___Toc455_1115560840"/></text:h>
      <text:p text:style-name="P6">Le service est divisé en 4 pôles :</text:p>
      <text:list xml:id="list2445384627" text:style-name="L8">
        <text:list-item>
          <text:p text:style-name="P62">Statistiques </text:p>
        </text:list-item>
        <text:list-item>
          <text:p text:style-name="P63">SIB (Système d’informations bancaires)</text:p>
        </text:list-item>
        <text:list-item>
          <text:p text:style-name="P62">Comptabilité <text:span text:style-name="T12">et administration</text:span></text:p>
        </text:list-item>
        <text:list-item>
          <text:p text:style-name="P62">RH</text:p>
        </text:list-item>
        <text:list-item>
          <text:p text:style-name="P62">DevOps : Équipe transverse qui s’occupe de l’environnement d’intégration et des déploiements</text:p>
        </text:list-item>
      </text:list>
      <text:p text:style-name="P6"/>
      <text:p text:style-name="P26">Dans chaque, ce sont des profils développeur sans plus de distinction.</text:p>
      <text:p text:style-name="P26"/>
      <text:p text:style-name="P6">Les membres de chaque pôle sont des contractuels BCEAO ou des personnes en régie</text:p>
      <text:p text:style-name="P6"><text:soft-page-break/></text:p>
      <text:p text:style-name="P26">Chaque pôle, autre que DevOps, est responsable d’un portefeuille d’applications. Le nombre d’applications vis à vis du nombre de membre du pôle fait que 1 développeur est responsable de 1 ou plusieurs applications</text:p>
      <text:p text:style-name="P26"/>
      <text:p text:style-name="P28">Pour chaque application, <text:span text:style-name="T9">il y a également </text:span>1 responsable métier, 1 <text:span text:style-name="T9">responsable </text:span>admin <text:span text:style-name="T9">pour la mise en production.</text:span></text:p>
      <text:p text:style-name="P28"/>
      <text:p text:style-name="P28">Chaque développeur est évalué avec un indicateur de performance</text:p>
      <text:p text:style-name="P28"/>
      <text:p text:style-name="P28">Retours :</text:p>
      <text:list xml:id="list30005385" text:style-name="L9">
        <text:list-item>
          <text:p text:style-name="P64">Le travail de développeur <text:span text:style-name="T1">est souvent interrompu par des urgences :</text:span></text:p>
          <text:list>
            <text:list-item>
              <text:p text:style-name="P65">Correction de bug</text:p>
            </text:list-item>
            <text:list-item>
              <text:p text:style-name="P65">Spécifications fonctionnelles peu précises (ajustement de la fonctionnalité)</text:p>
            </text:list-item>
            <text:list-item>
              <text:p text:style-name="P65">Décisions politiques </text:p>
            </text:list-item>
          </text:list>
        </text:list-item>
      </text:list>
      <text:p text:style-name="P38">=&gt; Il est donc difficile de rester concentrer sur de longues tâches, grosse évolution, migration</text:p>
      <text:p text:style-name="P27"/>
      <text:h text:style-name="Heading_20_2" text:outline-level="2"><text:bookmark-start text:name="__RefHeading___Toc455_11155608401"/>Pilotage projet<text:bookmark-end text:name="__RefHeading___Toc455_11155608401"/></text:h>
      <text:p text:style-name="P7">Démarrage de projet avec réunions d’échange avec le métier.</text:p>
      <text:p text:style-name="P7">Éventuellement, rédaction d’un cahier des charges initial au format bureautique</text:p>
      <text:p text:style-name="P7">Planning ? point de contrôle ? Méthodologie pas formalisée </text:p>
      <text:p text:style-name="P33">Pas d’outil de gestion des évolutions, chaque projet s’organise (Excel, PowerPoint, Google Drive)</text:p>
      <text:p text:style-name="P33"/>
      <text:h text:style-name="Heading_20_2" text:outline-level="2"><text:bookmark-start text:name="__RefHeading___Toc1225_2042469212"/>Gestion des sources<text:bookmark-end text:name="__RefHeading___Toc1225_2042469212"/></text:h>
      <text:p text:style-name="P33">Dépôts de référence géré par Git EA mais fonctionnalités de collaboration inutilisées (Issues, Pull Request, Milestone<text:span text:style-name="T2">)</text:span></text:p>
      <text:p text:style-name="P30">Bonne pratique de git </text:p>
      <text:p text:style-name="P30">Pas de workflow de collaboration définie. </text:p>
      <text:p text:style-name="P30">Utilisation de branches différentes pour chaque projet</text:p>
      <text:p text:style-name="P4"/>
      <text:h text:style-name="Heading_20_2" text:outline-level="2"><text:bookmark-start text:name="__RefHeading___Toc2237_31445187141"/>Environnement de développement<text:bookmark-end text:name="__RefHeading___Toc2237_31445187141"/></text:h>
      <text:p text:style-name="P3"/>
      <text:p text:style-name="P29">IDEs utilisés :</text:p>
      <text:list xml:id="list914419914" text:style-name="L10">
        <text:list-item>
          <text:p text:style-name="P66">Eclipse </text:p>
        </text:list-item>
        <text:list-item>
          <text:p text:style-name="P66">Intellij version ultimate envisagé</text:p>
        </text:list-item>
      </text:list>
      <text:p text:style-name="P29"/>
      <text:p text:style-name="P29">Plugins :</text:p>
      <text:list xml:id="list3130935394" text:style-name="L11">
        <text:list-item>
          <text:p text:style-name="P67">Equivalence Copilot envisagé <text:span text:style-name="T3">/ </text:span><text:span text:style-name="T4">IA assistance</text:span></text:p>
        </text:list-item>
        <text:list-item>
          <text:p text:style-name="P67">SonarLint : Peu utilisé car beaucoup de bruit sur projet existant</text:p>
        </text:list-item>
      </text:list>
      <text:p text:style-name="P31"/>
      <text:p text:style-name="P31"/>
      <text:p text:style-name="P32"><text:soft-page-break/>Services de support :</text:p>
      <text:p text:style-name="P31">Pour travailler sur un projet, le développeur doit installer localement son service de support (BD)</text:p>
      <text:p text:style-name="P41"/>
      <text:p text:style-name="P44">Sécurité :</text:p>
      <text:list xml:id="list2130667329" text:style-name="L12">
        <text:list-item>
          <text:p text:style-name="P68"><text:span text:style-name="T12">Authentification, </text:span><text:span text:style-name="T13">3</text:span> config<text:span text:style-name="T13">uration </text:span>possible :</text:p>
          <text:list>
            <text:list-item>
              <text:p text:style-name="P68"><text:span text:style-name="T13">Realm</text:span> bd : <text:span text:style-name="T13">Utilisé pour le développement</text:span></text:p>
            </text:list-item>
            <text:list-item>
              <text:p text:style-name="P68"><text:span text:style-name="T13">Realm L</text:span>dap : <text:span text:style-name="T13">Solution legacy</text:span></text:p>
            </text:list-item>
            <text:list-item>
              <text:p text:style-name="P68"><text:span text:style-name="T18">Realm </text:span><text:span text:style-name="T14">K</text:span>eycloak : <text:span text:style-name="T14">En finalisation d’intégration</text:span></text:p>
            </text:list-item>
          </text:list>
        </text:list-item>
      </text:list>
      <text:p text:style-name="P42"/>
      <text:list xml:id="list1019083482" text:style-name="L13">
        <text:list-item>
          <text:p text:style-name="P69">ACLs</text:p>
        </text:list-item>
      </text:list>
      <text:p text:style-name="P43">Gérer par un processus d’approbation d’affectation de rôle et l’application métier RAFIA.</text:p>
      <text:p text:style-name="P43">Les applications satellites se connectent régulièrement à RAFIA et mette<text:span text:style-name="T14">nt</text:span> à jour leur propre modèle d’ACL.</text:p>
      <text:p text:style-name="P43"/>
      <text:h text:style-name="Heading_20_2" text:outline-level="2"><text:bookmark-start text:name="__RefHeading___Toc1227_2042469212"/>Intégration continue<text:bookmark-end text:name="__RefHeading___Toc1227_2042469212"/></text:h>
      <text:p text:style-name="P11"/>
      <text:p text:style-name="P11">Un changement de code (nouvelle fonctionnalité, évolution, correction de bug) suit le cycle suivant :</text:p>
      <text:list xml:id="list2948276356" text:style-name="L14">
        <text:list-item>
          <text:p text:style-name="P60">Le code est développé localement </text:p>
        </text:list-item>
        <text:list-item>
          <text:p text:style-name="P60">Il est ensuite déployé sur un serveur d’intégration provisionné par l’équipe DevOps. <text:span text:style-name="T6">Le serveur est partagé par plusieurs application.</text:span><text:line-break/>Le déploiement s’effectue en exécutant un script manuellement</text:p>
        </text:list-item>
        <text:list-item>
          <text:p text:style-name="P60">Des tests de validation sont effectués manuellement par le développeur</text:p>
        </text:list-item>
        <text:list-item>
          <text:p text:style-name="P60">Un job Jenkins permet de construire l’application et de stocker <text:span text:style-name="T5">l’artefact </text:span>dans un dépôt Archiva. Un version SNAPSHOT s’ajoute aux précédents artefacts</text:p>
        </text:list-item>
        <text:list-item>
          <text:p text:style-name="P60">L’équipe Infra récupère <text:span text:style-name="T5">le dernier SNAPSHOT</text:span> et le déploie sur un environnement de recette accédé et validé par les utilisateurs finaux.</text:p>
        </text:list-item>
      </text:list>
      <text:p text:style-name="P16"><text:s text:c="3"/></text:p>
      <text:p text:style-name="P23">La configuration applicative est gérée par un f<text:span text:style-name="T15">ichier properties externe au jar </text:span>qui est fourni par les développeurs.</text:p>
      <text:p text:style-name="P23">Certaines propriétés sont surchargées</text:p>
      <text:list xml:id="list2989592399" text:style-name="L15">
        <text:list-item>
          <text:p text:style-name="P61">Par l’équipe DevOps pour l’environnement d’intégration</text:p>
        </text:list-item>
        <text:list-item>
          <text:p text:style-name="P61">Par l’équipe Infra pour l’environnement de production</text:p>
        </text:list-item>
      </text:list>
      <text:p text:style-name="P5"/>
      <text:h text:style-name="Heading_20_2" text:outline-level="2"><text:bookmark-start text:name="__RefHeading___Toc1229_2042469212"/>Qualité <text:bookmark-end text:name="__RefHeading___Toc1229_2042469212"/></text:h>
      <text:p text:style-name="P36">Pas d’analyse statique de code </text:p>
      <text:p text:style-name="P36">Pas de revue de code</text:p>
      <text:p text:style-name="P36">Pas d’analyse de vulnérabilités</text:p>
      <text:p text:style-name="P35">Régulièrement une équipe dédié<text:span text:style-name="T16">e tente de détecter des </text:span>vulnérabilités <text:span text:style-name="T16">par </text:span>des analyse<text:span text:style-name="T16">s</text:span> statique<text:span text:style-name="T16">s</text:span> <text:span text:style-name="T16">ou des analyses </text:span>dynamique<text:span text:style-name="T16">s</text:span> avec l’outil Burp</text:p>
      <text:p text:style-name="P34"/>
      <text:h text:style-name="Heading_20_2" text:outline-level="2"><text:bookmark-start text:name="__RefHeading___Toc1231_2042469212"/>Releasing <text:bookmark-end text:name="__RefHeading___Toc1231_2042469212"/></text:h>
      <text:p text:style-name="P37">Pas de gestion de version, Pas de processus de release formalisée, les versions SNAPSHOTS sont utilisées pour le déploiement</text:p>
      <text:p text:style-name="P9"><text:soft-page-break/></text:p>
      <text:h text:style-name="Heading_20_2" text:outline-level="2"><text:bookmark-start text:name="__RefHeading___Toc1233_2042469212"/>Tests d’intégration et tests de recette <text:bookmark-end text:name="__RefHeading___Toc1233_2042469212"/></text:h>
      <text:p text:style-name="P12">Pas d’équipe de tests dédié</text:p>
      <text:p text:style-name="P12">Pas de tests automatisés</text:p>
      <text:p text:style-name="P12">Tests d’intégration effectué<text:span text:style-name="T7">s</text:span> par le développeur</text:p>
      <text:p text:style-name="P12">Test de recette effectué<text:span text:style-name="T7">s</text:span> par le métier</text:p>
      <text:h text:style-name="Heading_20_2" text:outline-level="2"><text:bookmark-start text:name="__RefHeading___Toc1235_2042469212"/>Maintenance <text:span text:style-name="T8">applicative</text:span><text:bookmark-end text:name="__RefHeading___Toc1235_2042469212"/></text:h>
      <text:p text:style-name="P13">Outil de gestion d’incidents EasyVista</text:p>
      <text:p text:style-name="P13">Mail d’incidents</text:p>
      <text:h text:style-name="Heading_20_2" text:outline-level="2"><text:bookmark-start text:name="__RefHeading___Toc1237_2042469212"/>Observabilité<text:bookmark-end text:name="__RefHeading___Toc1237_2042469212"/></text:h>
      <text:p text:style-name="P17">Aucun retour sur la prod, si ce n’est de temps à temps des fichiers de logs</text:p>
      <text:p text:style-name="P17"/>
      <text:p text:style-name="P17"/>
      <text:h text:style-name="Heading_20_1" text:outline-level="1"><text:bookmark-start text:name="__RefHeading___Toc377_4015611624"/>Recommandations <text:bookmark-end text:name="__RefHeading___Toc377_4015611624"/></text:h>
      <text:p text:style-name="P18"/>
      <text:h text:style-name="Heading_20_2" text:outline-level="2"><text:bookmark-start text:name="__RefHeading___Toc379_4015611624"/>Augmenter la qualité<text:bookmark-end text:name="__RefHeading___Toc379_4015611624"/></text:h>
      <text:p text:style-name="P18">Beaucoup de bugs relevés <text:span text:style-name="T17">ou d’incidents en prod (application en rade, BD surchargée, …), comment diminuer ce type d’incidents</text:span></text:p>
      <text:p text:style-name="P19">Adopter une approche TDD</text:p>
      <text:p text:style-name="P22">Instaurer des revue de code (1 mainteneur + 1 ou plusieurs développeurs)</text:p>
      <text:p text:style-name="P25">Répliquer l’environnement de production dans un environnement de staging y effectuer des tests d’utilisation</text:p>
      <text:p text:style-name="P18">Se doter de plugins d’aide au développement SonarLint, Copilot</text:p>
      <text:p text:style-name="P18"/>
      <text:h text:style-name="Heading_20_2" text:outline-level="2"><text:bookmark-start text:name="__RefHeading___Toc381_4015611624"/>Augmenter la collaboration et la documentation<text:bookmark-end text:name="__RefHeading___Toc381_4015611624"/></text:h>
      <text:p text:style-name="P18">Définir des workflows de collaboration autour des branches pour chaque projet</text:p>
      <text:p text:style-name="P18">Se douter d’outils permettant la collaboration entre les particpants d’un projet développeeur, métiers, infra</text:p>
      <text:p text:style-name="P18">Gérer l’historique du projet avec des Release Notes identifiant les apports de chaque déploiement</text:p>
      <text:p text:style-name="P18"><text:soft-page-break/>Avoir des plannings revus en fonction des événements, prévoir des sécurité pour faire face qux imprévus</text:p>
      <text:p text:style-name="P21">Mettre en <text:span text:style-name="T10">place des </text:span><text:span text:style-name="T11">cérémonies</text:span></text:p>
      <text:p text:style-name="P24">Stand up meetings</text:p>
      <text:p text:style-name="P21"><text:span text:style-name="T10">Présentation des projets</text:span> </text:p>
      <text:h text:style-name="Heading_20_2" text:outline-level="2"><text:bookmark-start text:name="__RefHeading___Toc383_4015611624"/>Favoriser l’adoption des nouvelles technologies, rester à jour<text:bookmark-end text:name="__RefHeading___Toc383_4015611624"/></text:h>
      <text:p text:style-name="P18">Adopter architecture micro-services</text:p>
      <text:p text:style-name="P18">Pousser l’infra afin de bénéficier des apports des orchestrateurs de conteneurs</text:p>
      <text:h text:style-name="Heading_20_2" text:outline-level="2"><text:bookmark-start text:name="__RefHeading___Toc385_4015611624"/>Progressivement, améliorer les pipeline d’intégration continue<text:bookmark-end text:name="__RefHeading___Toc385_4015611624"/></text:h>
      <text:p text:style-name="P18">Intégrer des tests unitaires et d’intégration automatisé</text:p>
      <text:p text:style-name="P20">Automatiser les déploiements :</text:p>
      <text:p text:style-name="P20">Infrastructure existante </text:p>
      <text:p text:style-name="P20">Automatiser la production de release et de release notes</text:p>
      <text:h text:style-name="Heading_20_2" text:outline-level="2"><text:bookmark-start text:name="__RefHeading___Toc387_4015611624"/>Améliorer les synchronisations entre applicatifs<text:bookmark-end text:name="__RefHeading___Toc387_4015611624"/></text:h>
      <text:p text:style-name="P20"/>
      <text:p text:style-name="P20">Synchronisation temps réel via message broker plutôt que par des batchs de synchronisation</text:p>
      <text:h text:style-name="Heading_20_2" text:outline-level="2"><text:bookmark-start text:name="__RefHeading___Toc389_4015611624"/>Améliorer l’observabilité des applications en production<text:bookmark-end text:name="__RefHeading___Toc389_4015611624"/></text:h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3-02T13:46:03.968418820</dc:date>
    <meta:editing-duration>P1DT19H20M47S</meta:editing-duration>
    <meta:editing-cycles>95</meta:editing-cycles>
    <meta:generator>LibreOffice/7.3.7.2$Linux_X86_64 LibreOffice_project/30$Build-2</meta:generator>
    <meta:document-statistic meta:table-count="0" meta:image-count="0" meta:object-count="0" meta:page-count="7" meta:paragraph-count="163" meta:word-count="1331" meta:character-count="8719" meta:non-whitespace-character-count="7586"/>
  </office:meta>
</office:document-meta>
</file>